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widows="1" fo:text-indent="0in" style:auto-text-indent="false"/>
    </style:style>
    <style:style style:name="P2"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3" style:family="paragraph" style:parent-style-name="Standard">
      <style:paragraph-properties fo:margin-left="0in" fo:margin-right="0in" style:line-height-at-least="0.1457in" fo:widows="1" fo:text-indent="0in" style:auto-text-indent="false" fo:break-before="page"/>
    </style:style>
    <style:style style:name="P4"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5" style:family="paragraph" style:parent-style-name="Standard">
      <style:paragraph-properties fo:margin-left="0in" fo:margin-right="0in" style:line-height-at-least="0.1457in" fo:widows="1" fo:text-indent="0in" style:auto-text-indent="false"/>
    </style:style>
    <style:style style:name="P6" style:family="paragraph" style:parent-style-name="Standard">
      <style:paragraph-properties fo:margin-left="0in" fo:margin-right="0in" style:line-height-at-least="0.1457in" fo:widows="1" fo:text-indent="0in" style:auto-text-indent="false" fo:break-before="pag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fo:letter-spacing="normal"/>
    </style:style>
    <style:style style:name="T4" style:family="text">
      <style:text-properties style:font-name="verdana"/>
    </style:style>
    <style:style style:name="T5" style:family="text">
      <style:text-properties style:font-name="verdana"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CR 4 ROGUE 5</text:span><text:line-break/><text:span text:style-name="T1">XP</text:span><text:span text:style-name="T3"> </text:span><text:span text:style-name="T2">1200</text:span><text:line-break/><text:span text:style-name="T2">Any Medium Humanoid</text:span><text:line-break/><text:span text:style-name="T2">Rogue level 5 (skill points 60) Acrobat</text:span><text:line-break/><text:span text:style-name="T2">(Knife Master ) </text:span><text:line-break/><text:span text:style-name="T1">Init</text:span><text:span text:style-name="T3"> </text:span><text:span text:style-name="T2">+3; </text:span><text:span text:style-name="T1">Senses</text:span><text:span text:style-name="T3"> </text:span><text:span text:style-name="T2">; Perception +8</text:span></text:p>
      <text:p text:style-name="P2">DEFENSE</text:p>
      <text:p text:style-name="P1"><text:span text:style-name="T1">AC</text:span><text:span text:style-name="T3"> </text:span><text:span text:style-name="T2">15, Touch 13, flat footed 12 ( Leather, Shield, none) </text:span><text:line-break/><text:span text:style-name="T2">(+3 Dex, +2 armour) </text:span><text:line-break/><text:span text:style-name="T1">hp</text:span><text:span text:style-name="T3"> </text:span><text:span text:style-name="T2">31 (0d8+5d8+5);</text:span><text:line-break/><text:span text:style-name="T1">Fort</text:span><text:span text:style-name="T3"> </text:span><text:span text:style-name="T2">+1, </text:span><text:span text:style-name="T1">Ref</text:span><text:span text:style-name="T3"> </text:span><text:span text:style-name="T2">+7, </text:span><text:span text:style-name="T1">Will</text:span><text:span text:style-name="T3"> </text:span><text:span text:style-name="T2">+1 </text:span></text:p>
      <text:p text:style-name="P2">OFFENSE</text:p>
      <text:p text:style-name="P1"><text:span text:style-name="T1">Speed</text:span><text:span text:style-name="T3"> </text:span><text:span text:style-name="T2">30</text:span><text:line-break/><text:span text:style-name="T1">Melee</text:span><text:line-break/><text:span text:style-name="T1">Single Attack</text:span><text:span text:style-name="T3"> </text:span><text:span text:style-name="T2">Mace,Heavy +5 (1d8+1) </text:span><text:line-break/><text:span text:style-name="T1">Full Attack</text:span><text:line-break/><text:span text:style-name="T2">Mace,Heavy +5 (1d8+1)</text:span><text:line-break/><text:span text:style-name="T2">Dagger-2 (1d4/19-20)</text:span><text:line-break/><text:span text:style-name="T1">Space</text:span><text:span text:style-name="T3"> </text:span><text:span text:style-name="T2">5ft.; </text:span><text:span text:style-name="T1">Reach</text:span><text:span text:style-name="T3"> </text:span><text:span text:style-name="T2">5 </text:span><text:line-break/><text:span text:style-name="T1">Special Attacks</text:span><text:line-break/><text:span text:style-name="T1">Sneak Attack</text:span><text:span text:style-name="T3"> </text:span><text:span text:style-name="T2">Sneak attack at an extra (D6) 3</text:span><text:line-break/><text:span text:style-name="T1">Sneak Stab (Ex)</text:span><text:span text:style-name="T3"> </text:span><text:span text:style-name="T2">Sneak attack with a dagger, uses d8s to roll sneak attack damage, other weapons use d4s </text:span></text:p>
      <text:p text:style-name="P2">STATISTICS</text:p>
      <text:p text:style-name="P1"><text:span text:style-name="T1">Str</text:span><text:span text:style-name="T3"> </text:span><text:span text:style-name="T2">13, </text:span><text:span text:style-name="T1">Dex</text:span><text:span text:style-name="T3"> </text:span><text:span text:style-name="T2">16, </text:span><text:span text:style-name="T1">Con</text:span><text:span text:style-name="T3"> </text:span><text:span text:style-name="T2">11, </text:span><text:span text:style-name="T1">Int</text:span><text:span text:style-name="T3"> </text:span><text:span text:style-name="T2">16, </text:span><text:span text:style-name="T1">Wis</text:span><text:span text:style-name="T3"> </text:span><text:span text:style-name="T2">11, </text:span><text:span text:style-name="T1">Cha</text:span><text:span text:style-name="T3"> </text:span><text:span text:style-name="T2">8</text:span><text:line-break/><text:span text:style-name="T1">Base Attack</text:span><text:span text:style-name="T3"> </text:span><text:span text:style-name="T2">3 </text:span><text:span text:style-name="T1">CMB</text:span><text:span text:style-name="T3"> </text:span><text:span text:style-name="T2">4 ; </text:span><text:span text:style-name="T1">CMD</text:span><text:span text:style-name="T3"> </text:span><text:span text:style-name="T2">17 </text:span><text:line-break/><text:span text:style-name="T1">Feats</text:span><text:span text:style-name="T3"> </text:span><text:line-break/><text:span text:style-name="T2">Fast Stealth: Move at full speed while sneaking,</text:span><text:line-break/><text:span text:style-name="T2">Ledge Walker: Can move along narrow surfaces at normal speed,</text:span><text:line-break/><text:span text:style-name="T2">Armour Prof Light,</text:span><text:line-break/><text:span text:style-name="T2">Evasion: No damage on reflex save,</text:span><text:line-break/><text:span text:style-name="T2">Point Blank Shot: +1 to hit +1 damage if within 30 ft,</text:span><text:line-break/><text:span text:style-name="T2">Precise Shot: Can shoot into melee without -4 penalty,</text:span><text:line-break/><text:span text:style-name="T2">Simple Weapon Proficiency,</text:span><text:line-break/><text:span text:style-name="T2">Weapon Finesse: Use DEX mod instead of STR mod for melee attack to hit,</text:span><text:line-break/><text:span text:style-name="T2">Weapon Focus: +1 to attack rolls</text:span><text:line-break/><text:span text:style-name="T1">Skills</text:span><text:span text:style-name="T3"> </text:span><text:span text:style-name="T2">Acrobatics 11, Appraise 9, Bluff 5, Climb 9, Diplomacy -1, Disable Device 11, Disguise 7, Escape Artist 3, Intimidate 5, Know Dungeon 3, Know Local 9, Linguistics 11, Perception 8, Sense Motive 8, Sleight of Hand 11, Stealth 11, Swim 1, Use Magic Device 5</text:span><text:line-break/><text:span text:style-name="T1">Languages</text:span><text:span text:style-name="T3"> </text:span><text:span text:style-name="T2">Common</text:span></text:p>
      <text:p text:style-name="P2">ECOLOGY</text:p>
      <text:p text:style-name="P1"><text:span text:style-name="T1">Environment</text:span><text:span text:style-name="T3"> </text:span><text:span text:style-name="T2">Any</text:span><text:line-break/><text:span text:style-name="T1">Organization</text:span><text:span text:style-name="T3"> </text:span><text:span text:style-name="T2">Company 10-20, Band 30-100, Squad 4-8</text:span><text:line-break/><text:span text:style-name="T1">Treasure</text:span><text:span text:style-name="T3"> </text:span><text:span text:style-name="T2">Standard</text:span></text:p>
      <text:p text:style-name="P2">SPECIAL ABILITIES</text:p>
      <text:p text:style-name="P1"><text:span text:style-name="T1">Blade Sense (Ex)</text:span><text:span text:style-name="T3"> </text:span><text:span text:style-name="T2">Dodge bonus to AC against attacks made against her with light blades. = 1</text:span><text:line-break/><text:span text:style-name="T1">Evasion</text:span><text:span text:style-name="T3"> </text:span><text:span text:style-name="T2">Reflex save no damage instead of 1/2</text:span><text:line-break/><text:span text:style-name="T1">Hidden Blade</text:span><text:span text:style-name="T3"> </text:span><text:span text:style-name="T2">Adds 1/2 level on Sleight of Hand checks made to conceal a light blade. </text:span><text:line-break/><text:span text:style-name="T1">Uncanny Dodge</text:span><text:span text:style-name="T3"> </text:span><text:span text:style-name="T2">Retains Dex bonus if flat footed</text:span></text:p>
      <text:p text:style-name="P2"><text:soft-page-break/>MAGIC ITEMS (max value 2400)</text:p>
      <text:p text:style-name="P2"/>
      <text:p text:style-name="P3"><text:span text:style-name="T1">Human CR 5 ROGUE 6</text:span><text:line-break/><text:span text:style-name="T1">XP</text:span><text:span text:style-name="T3"> </text:span><text:span text:style-name="T2">1200</text:span><text:line-break/><text:span text:style-name="T2">Any Medium Humanoid</text:span><text:line-break/><text:span text:style-name="T2">Rogue level 6(skill points 60) Acrobat</text:span><text:line-break/><text:span text:style-name="T2">(Knife Master ) </text:span><text:line-break/><text:span text:style-name="T1">Init</text:span><text:span text:style-name="T3"> </text:span><text:span text:style-name="T2">+3; </text:span><text:span text:style-name="T1">Senses</text:span><text:span text:style-name="T3"> </text:span><text:span text:style-name="T2">; Perception +8</text:span></text:p>
      <text:p text:style-name="P2">DEFENSE</text:p>
      <text:p text:style-name="P1"><text:span text:style-name="T1">AC</text:span><text:span text:style-name="T3"> </text:span><text:span text:style-name="T2">15, Touch 13, flat footed 12 ( Leather, Shield, none) </text:span><text:line-break/><text:span text:style-name="T2">(+3 Dex, +2 armour) </text:span><text:line-break/><text:span text:style-name="T1">hp</text:span><text:span text:style-name="T3"> </text:span><text:span text:style-name="T2">39 (0d8+5d8+5);</text:span><text:line-break/><text:span text:style-name="T1">Fort</text:span><text:span text:style-name="T3"> </text:span><text:span text:style-name="T2">+1, </text:span><text:span text:style-name="T1">Ref</text:span><text:span text:style-name="T3"> </text:span><text:span text:style-name="T2">+8, </text:span><text:span text:style-name="T1">Will</text:span><text:span text:style-name="T3"> </text:span><text:span text:style-name="T2">+1 </text:span></text:p>
      <text:p text:style-name="P2">OFFENSE</text:p>
      <text:p text:style-name="P1"><text:span text:style-name="T1">Speed</text:span><text:span text:style-name="T3"> </text:span><text:span text:style-name="T2">30</text:span><text:line-break/><text:span text:style-name="T1">Melee</text:span><text:line-break/><text:span text:style-name="T1">Single Attack</text:span><text:span text:style-name="T3"> </text:span><text:span text:style-name="T2">Mace,Heavy +5 (1d8+1) </text:span><text:line-break/><text:span text:style-name="T1">Full Attack</text:span><text:line-break/><text:span text:style-name="T2">Mace,Heavy +6 (1d8+1)</text:span><text:line-break/><text:span text:style-name="T2">Dagger-1 (1d4/19-20)</text:span><text:line-break/><text:span text:style-name="T1">Space</text:span><text:span text:style-name="T3"> </text:span><text:span text:style-name="T2">5ft.; </text:span><text:span text:style-name="T1">Reach</text:span><text:span text:style-name="T3"> </text:span><text:span text:style-name="T2">5 </text:span><text:line-break/><text:span text:style-name="T1">Special Attacks</text:span><text:line-break/><text:span text:style-name="T1">Sneak Attack</text:span><text:span text:style-name="T3"> </text:span><text:span text:style-name="T2">Sneak attack at an extra (D6) 3</text:span><text:line-break/><text:span text:style-name="T1">Sneak Stab (Ex)</text:span><text:span text:style-name="T3"> </text:span><text:span text:style-name="T2">Sneak attack with a dagger, uses d8s to roll sneak attack damage, other weapons use d4s </text:span></text:p>
      <text:p text:style-name="P2">STATISTICS</text:p>
      <text:p text:style-name="P1"><text:span text:style-name="T1">Str</text:span><text:span text:style-name="T3"> </text:span><text:span text:style-name="T2">13, </text:span><text:span text:style-name="T1">Dex</text:span><text:span text:style-name="T3"> </text:span><text:span text:style-name="T2">16, </text:span><text:span text:style-name="T1">Con</text:span><text:span text:style-name="T3"> </text:span><text:span text:style-name="T2">11, </text:span><text:span text:style-name="T1">Int</text:span><text:span text:style-name="T3"> </text:span><text:span text:style-name="T2">16, </text:span><text:span text:style-name="T1">Wis</text:span><text:span text:style-name="T3"> </text:span><text:span text:style-name="T2">11, </text:span><text:span text:style-name="T1">Cha</text:span><text:span text:style-name="T3"> </text:span><text:span text:style-name="T2">8</text:span><text:line-break/><text:span text:style-name="T1">Base Attack</text:span><text:span text:style-name="T3"> </text:span><text:span text:style-name="T2">3 </text:span><text:span text:style-name="T1">CMB</text:span><text:span text:style-name="T3"> </text:span><text:span text:style-name="T2">4 ; </text:span><text:span text:style-name="T1">CMD</text:span><text:span text:style-name="T3"> </text:span><text:span text:style-name="T2">17 </text:span><text:line-break/><text:span text:style-name="T1">Feats</text:span><text:span text:style-name="T3"> </text:span><text:line-break/><text:span text:style-name="T2">Fast Stealth: Move at full speed while sneaking,</text:span><text:line-break/><text:span text:style-name="T2">Ledge Walker: Can move along narrow surfaces at normal speed,</text:span><text:line-break/><text:span text:style-name="T2">Armour Prof Light,</text:span><text:line-break/><text:span text:style-name="T2">Evasion: No damage on reflex save,</text:span><text:line-break/><text:span text:style-name="T2">Point Blank Shot: +1 to hit +1 damage if within 30 ft,</text:span><text:line-break/><text:span text:style-name="T2">Precise Shot: Can shoot into melee without -4 penalty,</text:span><text:line-break/><text:span text:style-name="T2">Simple Weapon Proficiency,</text:span><text:line-break/><text:span text:style-name="T2">Weapon Finesse: Use DEX mod instead of STR mod for melee attack to hit,</text:span><text:line-break/><text:span text:style-name="T2">Weapon Focus: +1 to attack rolls</text:span><text:line-break/><text:span text:style-name="T1">Skills</text:span><text:span text:style-name="T3"> </text:span><text:span text:style-name="T2">Acrobatics 11, Appraise 9, Bluff 5, Climb 9, Diplomacy -1, Disable Device 11, Disguise 7, Escape Artist 3, Intimidate 5, Know Dungeon 3, Know Local 9, Linguistics 11, Perception 8, Sense Motive 8, Sleight of Hand 11, Stealth 11, Swim 1, Use Magic Device 5</text:span><text:line-break/><text:span text:style-name="T1">Languages</text:span><text:span text:style-name="T3"> </text:span><text:span text:style-name="T2">Common</text:span></text:p>
      <text:p text:style-name="P2">ECOLOGY</text:p>
      <text:p text:style-name="P1"><text:span text:style-name="T1">Environment</text:span><text:span text:style-name="T3"> </text:span><text:span text:style-name="T2">Any</text:span><text:line-break/><text:span text:style-name="T1">Organization</text:span><text:span text:style-name="T3"> </text:span><text:span text:style-name="T2">Company 10-20, Band 30-100, Squad 4-8</text:span><text:line-break/><text:span text:style-name="T1">Treasure</text:span><text:span text:style-name="T3"> </text:span><text:span text:style-name="T2">Standard</text:span></text:p>
      <text:p text:style-name="P2">SPECIAL ABILITIES</text:p>
      <text:p text:style-name="P1"><text:span text:style-name="T1">Blade Sense (Ex)</text:span><text:span text:style-name="T3"> </text:span><text:span text:style-name="T2">Dodge bonus to AC against attacks made against her with light blades. = 1</text:span><text:line-break/><text:span text:style-name="T1">Evasion</text:span><text:span text:style-name="T3"> </text:span><text:span text:style-name="T2">Reflex save no damage instead of 1/2</text:span><text:line-break/><text:span text:style-name="T1">Hidden Blade</text:span><text:span text:style-name="T3"> </text:span><text:span text:style-name="T2">Adds 1/2 level on Sleight of Hand checks made to conceal a light blade. </text:span><text:line-break/><text:span text:style-name="T1">Uncanny Dodge</text:span><text:span text:style-name="T3"> </text:span><text:span text:style-name="T2">Retains Dex bonus if flat footed</text:span></text:p>
      <text:p text:style-name="P2"><text:soft-page-break/>MAGIC ITEMS (max value 2400)</text:p>
      <text:p text:style-name="P2"/>
      <text:p text:style-name="P2"/>
      <text:p text:style-name="P3"><text:span text:style-name="T1">Human CR 6 ROGUE 7</text:span><text:line-break/><text:span text:style-name="T1">XP</text:span><text:span text:style-name="T3"> </text:span><text:span text:style-name="T2">1200</text:span><text:line-break/><text:span text:style-name="T2">Any Medium Humanoid</text:span><text:line-break/><text:span text:style-name="T2">Rogue level 6(skill points 60) Acrobat</text:span><text:line-break/><text:span text:style-name="T2">(Knife Master ) </text:span><text:line-break/><text:span text:style-name="T1">Init</text:span><text:span text:style-name="T3"> </text:span><text:span text:style-name="T2">+3; </text:span><text:span text:style-name="T1">Senses</text:span><text:span text:style-name="T3"> </text:span><text:span text:style-name="T2">; Perception +8</text:span></text:p>
      <text:p text:style-name="P2">DEFENSE</text:p>
      <text:p text:style-name="P1"><text:span text:style-name="T1">AC</text:span><text:span text:style-name="T3"> </text:span><text:span text:style-name="T2">15, Touch 13, flat footed 12 ( Leather, Shield, none) </text:span><text:line-break/><text:span text:style-name="T2">(+3 Dex, +2 armour) </text:span><text:line-break/><text:span text:style-name="T1">hp</text:span><text:span text:style-name="T3"> 45</text:span><text:span text:style-name="T2"> (0d8+5d8+5);</text:span><text:line-break/><text:span text:style-name="T1">Fort</text:span><text:span text:style-name="T3"> </text:span><text:span text:style-name="T2">+1, </text:span><text:span text:style-name="T1">Ref</text:span><text:span text:style-name="T3"> </text:span><text:span text:style-name="T2">+12, </text:span><text:span text:style-name="T1">Will</text:span><text:span text:style-name="T3"> </text:span><text:span text:style-name="T2">+1 </text:span></text:p>
      <text:p text:style-name="P2">OFFENSE</text:p>
      <text:p text:style-name="P1"><text:span text:style-name="T1">Speed</text:span><text:span text:style-name="T3"> </text:span><text:span text:style-name="T2">35</text:span><text:line-break/><text:span text:style-name="T1">Melee</text:span><text:line-break/><text:span text:style-name="T1">Single Attack</text:span><text:span text:style-name="T3"> +1 Dagger</text:span><text:span text:style-name="T2"> +7 (1d4+1) </text:span><text:line-break/><text:span text:style-name="T1">Full Attack</text:span><text:line-break/><text:span text:style-name="T3">+1 Dagger</text:span><text:span text:style-name="T2"> +7 (1d4+1) </text:span><text:line-break/><text:span text:style-name="T2">Dagger-1 (1d4/19-20)</text:span><text:line-break/><text:span text:style-name="T1">Space</text:span><text:span text:style-name="T3"> </text:span><text:span text:style-name="T2">5ft.; </text:span><text:span text:style-name="T1">Reach</text:span><text:span text:style-name="T3"> </text:span><text:span text:style-name="T2">5 </text:span><text:line-break/><text:span text:style-name="T1">Special Attacks</text:span><text:line-break/><text:span text:style-name="T1">Sneak Attack</text:span><text:span text:style-name="T3"> </text:span><text:span text:style-name="T2">Sneak attack at an extra (D6) 3</text:span><text:line-break/><text:span text:style-name="T1">Sneak Stab (Ex)</text:span><text:span text:style-name="T3"> </text:span><text:span text:style-name="T2">Sneak attack with a dagger, uses d8s to roll sneak attack damage, other weapons use d4s </text:span></text:p>
      <text:p text:style-name="P2">STATISTICS</text:p>
      <text:p text:style-name="P1"><text:span text:style-name="T1">Str</text:span><text:span text:style-name="T3"> </text:span><text:span text:style-name="T2">13, </text:span><text:span text:style-name="T1">Dex</text:span><text:span text:style-name="T3"> </text:span><text:span text:style-name="T2">16, </text:span><text:span text:style-name="T1">Con</text:span><text:span text:style-name="T3"> </text:span><text:span text:style-name="T2">11, </text:span><text:span text:style-name="T1">Int</text:span><text:span text:style-name="T3"> </text:span><text:span text:style-name="T2">16, </text:span><text:span text:style-name="T1">Wis</text:span><text:span text:style-name="T3"> </text:span><text:span text:style-name="T2">11, </text:span><text:span text:style-name="T1">Cha</text:span><text:span text:style-name="T3"> </text:span><text:span text:style-name="T2">8</text:span><text:line-break/><text:span text:style-name="T1">Base Attack</text:span><text:span text:style-name="T3"> </text:span><text:span text:style-name="T2">3 </text:span><text:span text:style-name="T1">CMB</text:span><text:span text:style-name="T3"> </text:span><text:span text:style-name="T2">4 ; </text:span><text:span text:style-name="T1">CMD</text:span><text:span text:style-name="T3"> </text:span><text:span text:style-name="T2">17 </text:span><text:line-break/><text:span text:style-name="T1">Feats</text:span><text:span text:style-name="T3"> </text:span><text:line-break/><text:span text:style-name="T2">Fast Stealth: Move at full speed while sneaking,</text:span><text:line-break/><text:span text:style-name="T2">Ledge Walker: Can move along narrow surfaces at normal speed,</text:span><text:line-break/><text:span text:style-name="T2">Armour Prof Light,</text:span><text:line-break/><text:span text:style-name="T2">Evasion: No damage on reflex save,</text:span><text:line-break/><text:span text:style-name="T2">Point Blank Shot: +1 to hit +1 damage if within 30 ft,</text:span><text:line-break/><text:span text:style-name="T2">Precise Shot: Can shoot into melee without -4 penalty,</text:span><text:line-break/><text:span text:style-name="T2">Simple Weapon Proficiency,</text:span><text:line-break/><text:span text:style-name="T2">Weapon Finesse: Use DEX mod instead of STR mod for melee attack to hit,</text:span><text:line-break/><text:span text:style-name="T2">Weapon Focus: +1 to attack rolls</text:span><text:line-break/><text:span text:style-name="T1">Skills</text:span><text:span text:style-name="T3"> </text:span><text:span text:style-name="T2">Acrobatics 11, Appraise 9, Bluff 5, Climb 9, Diplomacy -1, Disable Device 11, Disguise 7, Escape Artist 3, Intimidate 5, Know Dungeon 3, Know Local 9, Linguistics 11, Perception 8, Sense Motive 8, Sleight of Hand 11, Stealth 11, Swim 1, Use Magic Device 5</text:span><text:line-break/><text:span text:style-name="T1">Languages</text:span><text:span text:style-name="T3"> </text:span><text:span text:style-name="T2">Common</text:span></text:p>
      <text:p text:style-name="P2">ECOLOGY</text:p>
      <text:p text:style-name="P1"><text:span text:style-name="T1">Environment</text:span><text:span text:style-name="T3"> </text:span><text:span text:style-name="T2">Any</text:span><text:line-break/><text:span text:style-name="T1">Organization</text:span><text:span text:style-name="T3"> </text:span><text:span text:style-name="T2">Company 10-20, Band 30-100, Squad 4-8</text:span><text:line-break/><text:span text:style-name="T1">Treasure</text:span><text:span text:style-name="T3"> </text:span><text:span text:style-name="T2">Standard</text:span></text:p>
      <text:p text:style-name="P2">SPECIAL ABILITIES</text:p>
      <text:p text:style-name="P2"><text:span text:style-name="T4">Blade Sense (Ex)</text:span> <text:span text:style-name="T5">Dodge bonus to AC against attacks made against her with light blades. = 1</text:span><text:line-break/><text:span text:style-name="T4">Evasion</text:span> <text:span text:style-name="T5">Reflex save no damage instead of 1/2</text:span><text:line-break/><text:span text:style-name="T4">Hidden Blade</text:span> <text:span text:style-name="T5">Adds 1/2 level on Sleight of Hand checks made to conceal a light blade. </text:span><text:line-break/><text:span text:style-name="T4">Uncanny Dodge</text:span> <text:span text:style-name="T5">Retains Dex bonus if flat foo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6:34:21.19</meta:creation-date>
    <dc:date>2015-08-22T13:03:41.26</dc:date>
    <dc:creator>Nolan Roth</dc:creator>
    <meta:editing-duration>PT1H40M44S</meta:editing-duration>
    <meta:editing-cycles>3</meta:editing-cycles>
    <meta:generator>OpenOffice/4.1.1$Win32 OpenOffice.org_project/411m6$Build-9775</meta:generator>
    <meta:document-statistic meta:table-count="0" meta:image-count="0" meta:object-count="0" meta:page-count="5" meta:paragraph-count="35" meta:word-count="925" meta:character-count="5214"/>
  </office:meta>
</office:document-meta>
</file>